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d231" officeooo:paragraph-rsid="000ad231"/>
    </style:style>
    <style:style style:name="P2" style:family="paragraph" style:parent-style-name="Standard">
      <style:paragraph-properties fo:text-align="center" style:justify-single-word="false"/>
      <style:text-properties officeooo:rsid="000ad231" officeooo:paragraph-rsid="000ad231"/>
    </style:style>
    <style:style style:name="P3" style:family="paragraph" style:parent-style-name="Standard">
      <style:paragraph-properties fo:text-align="start" style:justify-single-word="false"/>
      <style:text-properties officeooo:rsid="000ad231" officeooo:paragraph-rsid="000ad231"/>
    </style:style>
    <style:style style:name="P4" style:family="paragraph" style:parent-style-name="Standard">
      <style:paragraph-properties fo:text-align="start" style:justify-single-word="false"/>
      <style:text-properties officeooo:rsid="000ad231" officeooo:paragraph-rsid="000ff9cf"/>
    </style:style>
    <style:style style:name="P5" style:family="paragraph" style:parent-style-name="Standard">
      <style:paragraph-properties fo:text-align="start" style:justify-single-word="false"/>
      <style:text-properties officeooo:rsid="000ad231" officeooo:paragraph-rsid="0010ef5b"/>
    </style:style>
    <style:style style:name="P6" style:family="paragraph" style:parent-style-name="Standard">
      <style:paragraph-properties fo:text-align="start" style:justify-single-word="false"/>
      <style:text-properties officeooo:rsid="000f4e9a" officeooo:paragraph-rsid="000f4e9a"/>
    </style:style>
    <style:style style:name="P7" style:family="paragraph" style:parent-style-name="Standard">
      <style:paragraph-properties fo:text-align="start" style:justify-single-word="false"/>
      <style:text-properties officeooo:rsid="0010ef5b" officeooo:paragraph-rsid="0010ef5b"/>
    </style:style>
    <style:style style:name="P8" style:family="paragraph" style:parent-style-name="Standard">
      <style:paragraph-properties fo:text-align="start" style:justify-single-word="false"/>
      <style:text-properties officeooo:rsid="00124ef2" officeooo:paragraph-rsid="00124ef2"/>
    </style:style>
    <style:style style:name="P9" style:family="paragraph" style:parent-style-name="Standard">
      <style:paragraph-properties fo:text-align="start" style:justify-single-word="false" fo:padding="0.0291in" fo:border-left="none" fo:border-right="none" fo:border-top="none" fo:border-bottom="0.06pt solid #000000" style:join-border="false"/>
      <style:text-properties officeooo:rsid="000ad231" officeooo:paragraph-rsid="000ad231"/>
    </style:style>
    <style:style style:name="T1" style:family="text">
      <style:text-properties officeooo:rsid="000f5b98"/>
    </style:style>
    <style:style style:name="T2" style:family="text">
      <style:text-properties officeooo:rsid="000ff9cf"/>
    </style:style>
    <style:style style:name="T3" style:family="text">
      <style:text-properties officeooo:rsid="00124e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2 March 2015</text:p>
      <text:p text:style-name="P1"/>
      <text:p text:style-name="P2">Vice Presidency</text:p>
      <text:p text:style-name="P2"/>
      <text:p text:style-name="P5"/>
      <text:p text:style-name="P5">A few years back I was Vice President of the West Coast Swing club at Oregon State University. <text:span text:style-name="T1">At that time the club was spearheading a inter-club event called Dancing Under the Stars made up of all the dance clubs: West Coast Swing, Swing &amp; Blues, Ballroom, Country Western, and Salsa. </text:span>I helped run the club with the President, Alice. <text:span text:style-name="T2">One-by-one each of the clubs dropped out of support for the event, until it was just the West Coast Swing and Ballroom club. The event was high-reaching. The plan was to rent a large portable dance floor to cover the concrete in front of the MU. </text:span></text:p>
      <text:p text:style-name="P5"/>
      <text:p text:style-name="P5"><text:span text:style-name="T2">We got rained out.</text:span></text:p>
      <text:p text:style-name="P4"/>
      <text:p text:style-name="P7">No one was surprised: This is Oregon. So we moved the event inside. </text:p>
      <text:p text:style-name="P7"/>
      <text:p text:style-name="P7">Alice was focused on her personal goals of successfully running an event at the cost of inter-club relations. None of the other clubs were interested in working with us after that event, and even the Ballroom club was shaky about us. This is an example of Interdependent orientation, <text:span text:style-name="T3">a very American view that you should be working towards your own goals, not the goals that benefit your community. (</text:span>that we are all pursuing goals for our own benefit<text:span text:style-name="T3">)</text:span></text:p>
      <text:p text:style-name="P7"/>
      <text:p text:style-name="P8">It also is an example of Intercultural conflict. Alice saw the West Coast Swing club as the most important club, even though Ballroom has been around the longest and is the trunk from which many of the other clubs grew.</text:p>
      <text:p text:style-name="P8"/>
      <text:p text:style-name="P8"/>
      <text:p text:style-name="P9"/>
      <text:p text:style-name="P3"/>
      <text:p text:style-name="P6">Intercultural Conflict: The real or perceived incompatibility of values, norms, expectations, goals, processes, or outcomes between two or more interdependent individuals or groups from different cultures.</text:p>
      <text:p text:style-name="P6"/>
      <text:p text:style-name="P6">Independent Orientation: A cultural orientation that views the self as an autonomous agent pursuing personal goals based on his or her individual beli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8:33:15.881549760</meta:creation-date>
    <dc:date>2015-03-02T21:41:48.873155597</dc:date>
    <meta:editing-duration>PT2H30M12S</meta:editing-duration>
    <meta:editing-cycles>3</meta:editing-cycles>
    <meta:generator>LibreOffice/4.2.7.2$Linux_X86_64 LibreOffice_project/420m0$Build-2</meta:generator>
    <meta:document-statistic meta:table-count="0" meta:image-count="0" meta:object-count="0" meta:page-count="1" meta:paragraph-count="12" meta:word-count="303" meta:character-count="1793" meta:non-whitespace-character-count="1499"/>
  </office:meta>
</office:document-meta>
</file>